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196cm" svg:height="8.547cm" svg:x="0.004cm" svg:y="0.96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0.2cm" svg:y="0cm">
          <draw:text-box>
            <text:p><text:span text:style-name="T1">f(t)</text:span></text:p>
          </draw:text-box>
        </draw:frame>
        <draw:frame draw:style-name="gr2" draw:text-style-name="P2" draw:layer="layout" svg:width="1cm" svg:height="1.65cm" svg:x="15.2cm" svg:y="4.5cm">
          <draw:text-box>
            <text:p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0-09-12T16:11:07.237767115</dc:date>
    <meta:editing-duration>PT2M46S</meta:editing-duration>
    <meta:editing-cycles>18</meta:editing-cycles>
    <meta:generator>LibreOffice/6.4.5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197cm" svg:height="8.548cm" xlink:href="." xlink:type="simple" chart:class="chart:scatter" chart:style-name="ch1">
        <chart:plot-area chart:style-name="ch2" chart:data-source-has-labels="both" svg:x="0.303cm" svg:y="0.17cm" svg:width="14.591cm" svg:height="8.208cm">
          <chartooo:coordinate-region svg:x="0.845cm" svg:y="0.369cm" svg:width="13.955cm" svg:height="7.81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